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be56" officeooo:paragraph-rsid="0003be56"/>
    </style:style>
    <style:style style:name="P2" style:family="paragraph" style:parent-style-name="Standard">
      <style:text-properties officeooo:paragraph-rsid="0003be56"/>
    </style:style>
    <style:style style:name="P3" style:family="paragraph" style:parent-style-name="Standard">
      <style:text-properties officeooo:rsid="0005295f" officeooo:paragraph-rsid="0005295f"/>
    </style:style>
    <style:style style:name="P4" style:family="paragraph" style:parent-style-name="Standard">
      <style:text-properties officeooo:rsid="00055cad" officeooo:paragraph-rsid="00055cad"/>
    </style:style>
    <style:style style:name="P5" style:family="paragraph" style:parent-style-name="Standard">
      <style:text-properties officeooo:rsid="00061019" officeooo:paragraph-rsid="00061019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03be56"/>
    </style:style>
    <style:style style:name="T3" style:family="text">
      <style:text-properties fo:language="es" fo:country="ES" fo:font-weight="bold" style:font-weight-asian="bold" style:font-weight-complex="bold"/>
    </style:style>
    <style:style style:name="T4" style:family="text">
      <style:text-properties fo:language="es" fo:country="ES" fo:font-weight="bold" officeooo:rsid="0003be56" style:font-weight-asian="bold" style:font-weight-complex="bold"/>
    </style:style>
    <style:style style:name="T5" style:family="text">
      <style:text-properties fo:language="es" fo:country="ES" fo:font-weight="bold" officeooo:rsid="0005295f" style:font-weight-asian="bold" style:font-weight-complex="bold"/>
    </style:style>
    <style:style style:name="T6" style:family="text">
      <style:text-properties fo:language="es" fo:country="ES" fo:font-weight="bold" officeooo:rsid="00055cad" style:font-weight-asian="bold" style:font-weight-complex="bold"/>
    </style:style>
    <style:style style:name="T7" style:family="text">
      <style:text-properties fo:language="es" fo:country="ES" officeooo:rsid="0005295f"/>
    </style:style>
    <style:style style:name="T8" style:family="text">
      <style:text-properties fo:language="es" fo:country="ES" fo:font-weight="normal" style:font-weight-asian="normal" style:font-weight-complex="normal"/>
    </style:style>
    <style:style style:name="T9" style:family="text">
      <style:text-properties fo:language="es" fo:country="ES" fo:font-weight="normal" officeooo:rsid="00055cad" style:font-weight-asian="normal" style:font-weight-complex="normal"/>
    </style:style>
    <style:style style:name="T10" style:family="text">
      <style:text-properties fo:language="es" fo:country="ES" fo:font-weight="normal" officeooo:rsid="00061019" style:font-weight-asian="normal" style:font-weight-complex="normal"/>
    </style:style>
    <style:style style:name="T11" style:family="text">
      <style:text-properties fo:language="es" fo:country="ES" fo:font-weight="normal" officeooo:rsid="0005295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En este ejercicio se describen 4 entidades distintas, Empresa, Producto, Cliente y Ticket. </text:span></text:p>
      <text:p text:style-name="P2"><text:span text:style-name="T2"/></text:p>
      <text:p text:style-name="P2"><text:span text:style-name="T2">En la entidad “Empresa” sus atributos serán “</text:span><text:span text:style-name="T4">Nif_Empresa</text:span><text:span text:style-name="T2">” como atributo primario y “</text:span><text:span text:style-name="T4">nombre_Empresa</text:span><text:span text:style-name="T2">”. </text:span></text:p>
      <text:p text:style-name="P2"><text:span text:style-name="T2">En “Producto” sus atributos serán “</text:span><text:span text:style-name="T4">Código_Producto</text:span><text:span text:style-name="T2">” como atributo primario, “</text:span><text:span text:style-name="T4">Nombre_Producto</text:span><text:span text:style-name="T2">” y “</text:span><text:span text:style-name="T4">Precio_Producto</text:span><text:span text:style-name="T2">”.</text:span></text:p>
      <text:p text:style-name="P1"><text:span text:style-name="T1">En “Cliente” se establecerán los atributos “</text:span><text:span text:style-name="T3">DNI</text:span><text:span text:style-name="T1">” como atributo primario, “</text:span><text:span text:style-name="T3">nombre</text:span><text:span text:style-name="T1">”, “</text:span><text:span text:style-name="T3">apellidos</text:span><text:span text:style-name="T1">”, “</text:span><text:span text:style-name="T3">dirección</text:span><text:span text:style-name="T1">”.</text:span></text:p>
      <text:p text:style-name="P1"><text:span text:style-name="T1">Por ultima entidad, “Ticket”, dispondrá de “</text:span><text:span text:style-name="T3">C</text:span><text:span text:style-name="T5">ó</text:span><text:span text:style-name="T3">digo_Ticket</text:span><text:span text:style-name="T1">” </text:span><text:span text:style-name="T7">como atributo primario, “</text:span><text:span text:style-name="T5">nombre_empresa</text:span><text:span text:style-name="T7">”, ”</text:span><text:span text:style-name="T5">fecha_ticket</text:span><text:span text:style-name="T7">”, “ </text:span><text:span text:style-name="T5">código_productos</text:span><text:span text:style-name="T7">”, “</text:span><text:span text:style-name="T5">productos_comprados</text:span><text:span text:style-name="T7">”, “</text:span><text:span text:style-name="T5">precios_productos</text:span><text:span text:style-name="T7">”, “</text:span><text:span text:style-name="T5">precio_total</text:span><text:span text:style-name="T7">”.</text:span></text:p>
      <text:p text:style-name="P1"><text:span text:style-name="T7"/></text:p>
      <text:p text:style-name="P3"><text:span text:style-name="T1">La relación existente entre las distintas entidades es: </text:span></text:p>
      <text:p text:style-name="P3"><text:span text:style-name="T1"/></text:p>
      <text:p text:style-name="Standard"><text:span text:style-name="T7">A que una única </text:span><text:span text:style-name="T5">Empresa </text:span><text:span text:style-name="T11">puede vender como mínimo un único producto y como máximo varios productos (1,</text:span><text:span text:style-name="T9">N</text:span><text:span text:style-name="T11">) en el lado de Producto, mientras que los productos solo pueden ser vendidos por esta única empresa (1,1) y por tanto tener una relación “</text:span><text:span text:style-name="T5">Ven</text:span><text:span text:style-name="T6">de</text:span><text:span text:style-name="T11">” de tipo <text:s/>- </text:span><text:span text:style-name="T10">varios</text:span><text:span text:style-name="T11">- &gt; (1:N)</text:span></text:p>
      <text:p text:style-name="P3"><text:span text:style-name="T8"/></text:p>
      <text:p text:style-name="P4"><text:span text:style-name="T8">Luego, un </text:span><text:span text:style-name="T3">Cliente</text:span><text:span text:style-name="T8">,</text:span><text:span text:style-name="T3"> </text:span><text:span text:style-name="T8">puede ir a la tienda, entrar y comprar o no varios productos, donde la cantidad mínima de productos que puede comprar es 0 y la máxima de varios productos, siendo (0,N) para la entidad Cliente. Además, un mismo producto puede ser comprado por varios o ningún cliente (0,N), teniendo una relación “</text:span><text:span text:style-name="T3">Compra</text:span><text:span text:style-name="T8">” de tipo, </text:span><text:span text:style-name="T10">varios - varios</text:span><text:span text:style-name="T8"> → (</text:span><text:span text:style-name="T10">M</text:span><text:span text:style-name="T8">:N). Donde se establecerá la fecha de compra. </text:span></text:p>
      <text:p text:style-name="P4"><text:span text:style-name="T8"/></text:p>
      <text:p text:style-name="P5"><text:span text:style-name="T9">L</text:span><text:span text:style-name="T8">a entidad </text:span><text:span text:style-name="T3">Ticket</text:span><text:span text:style-name="T8">, solo puede existir si se ha realizado una compra de uno o varios clientes</text:span><text:span text:style-name="T11"> </text:span><text:span text:style-name="T8">(1,N) para la entidad Ticket, mientras que un solo Ticket solo puede ser generado por un único cliente (1,1), por lo que la relación “</text:span><text:span text:style-name="T3">Genera”</text:span><text:span text:style-name="T8"> es tipo, uno – varios → (1:N) </text:span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2-03-04T09:45:12.036000000</dc:date>
    <meta:editing-duration>PT10M9S</meta:editing-duration>
    <meta:editing-cycles>3</meta:editing-cycles>
    <meta:document-statistic meta:table-count="0" meta:image-count="0" meta:object-count="0" meta:page-count="1" meta:paragraph-count="9" meta:word-count="242" meta:character-count="1605" meta:non-whitespace-character-count="1365"/>
  </office:meta>
</office:document-meta>
</file>